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953ed" officeooo:paragraph-rsid="000953e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db849" officeooo:paragraph-rsid="000db849"/>
    </style:style>
    <style:style style:name="P4" style:family="paragraph" style:parent-style-name="Standard">
      <style:text-properties officeooo:rsid="0010abed" officeooo:paragraph-rsid="0010abed"/>
    </style:style>
    <style:style style:name="T1" style:family="text">
      <style:text-properties officeooo:rsid="000f3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e can apply different type of borders in HTML document's object via css properties.</text:p>
      <text:p text:style-name="Standard"/>
      <text:p text:style-name="P2">border type:</text:p>
      <text:p text:style-name="P1"/>
      <text:p text:style-name="P1">soli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border: 2px solid red;</text:p>
          </table:table-cell>
        </table:table-row>
      </table:table>
      <text:p text:style-name="P1"/>
      <text:p text:style-name="P3">Dotted, <text:span text:style-name="T1">dashed </text:span></text:p>
      <text:p text:style-name="P3"/>
      <text:p text:style-name="P3"/>
      <text:p text:style-name="P1"/>
      <text:p text:style-name="P4">border also has radius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.img2{</text:p>
            <text:p text:style-name="Table_20_Contents"><text:s text:c="4"/>border-radius: 50%;</text:p>
            <text:p text:style-name="Table_20_Contents">}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6T19:56:47.739000000</dc:date>
    <meta:editing-duration>PT26M6S</meta:editing-duration>
    <meta:editing-cycles>8</meta:editing-cycles>
    <meta:generator>LibreOffice/7.4.7.2$Windows_X86_64 LibreOffice_project/723314e595e8007d3cf785c16538505a1c878ca5</meta:generator>
    <meta:document-statistic meta:table-count="2" meta:image-count="0" meta:object-count="0" meta:page-count="1" meta:paragraph-count="9" meta:word-count="31" meta:character-count="191" meta:non-whitespace-character-count="163"/>
  </office:meta>
</office:document-meta>
</file>